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E5000000DC3BEB06C6E95EE72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_20_with_20_no_20_fill_20_and_20_no_20_line">
      <style:graphic-properties svg:stroke-color="#ff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286cm" svg:y1="8.747cm" svg:x2="14.335cm" svg:y2="8.747cm">
          <text:p/>
        </draw:line>
        <draw:frame draw:style-name="gr2" draw:text-style-name="P2" draw:layer="layout" svg:width="4.846cm" svg:height="4.656cm" svg:x="11.573cm" svg:y="8.467cm">
          <draw:image xlink:href="Pictures/10000000000000E5000000DC3BEB06C6E95EE72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406cm" svg:stroke-color="#ff0000" draw:marker-start-width="0.813cm" draw:marker-end-width="0.813cm" draw:fill="none" draw:fill-gradient-name="Gradient_20_3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2T12:46:59.163000000</meta:creation-date>
    <dc:date>2018-09-12T13:03:48.297000000</dc:date>
    <meta:editing-duration>PT6M38S</meta:editing-duration>
    <meta:editing-cycles>1</meta:editing-cycles>
    <meta:document-statistic meta:object-count="2"/>
    <meta:generator>LibreOffice/6.0.1.1$Windows_X86_64 LibreOffice_project/60bfb1526849283ce2491346ed2aa51c465abfe6</meta:generator>
  </office:meta>
</office:document-meta>
</file>